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Segoe UI Semibold"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18pt" style:font-size-asian="18pt" style:font-size-complex="18pt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style:font-name="Segoe UI Semibold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27cm" svg:y="0.762cm">
          <draw:text-box>
            <text:p text:style-name="P1"><text:span text:style-name="T1">Epistle</text:span></text:p>
            <text:p text:style-name="P1"><text:span text:style-name="T2">1 Corinthians 1:18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5.607cm" svg:x="1.27cm" svg:y="0.762cm">
          <draw:text-box>
            <text:p text:style-name="P4"><text:span text:style-name="T3">18</text:span><text:span text:style-name="T4">For the word of the cross is folly to those who are perishing, but to us who are being saved it is the power of God.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5.146cm" svg:height="5.607cm" svg:x="1.27cm" svg:y="0.762cm">
          <draw:text-box>
            <text:p><text:span text:style-name="T3">19</text:span><text:span text:style-name="T4">For it is written, “I will destroy the wisdom of the wise, and the discernment of the discerning I will thwart.” 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5.146cm" svg:height="4.76cm" svg:x="1.27cm" svg:y="0.762cm">
          <draw:text-box>
            <text:p text:style-name="P4"><text:span text:style-name="T3">20</text:span><text:span text:style-name="T4">Where is the one who is wise? Where is the scribe? Where is the debater of this age? Has not God made foolish the wisdom of the worl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5.146cm" svg:height="6.263cm" svg:x="1.27cm" svg:y="0.762cm">
          <draw:text-box>
            <text:p text:style-name="P4"><text:span text:style-name="T3">21</text:span><text:span text:style-name="T4">For since, in the wisdom of God, the world did not know God through wisdom, it pleased God through the folly of what we preach to save those who belie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5.146cm" svg:height="4.76cm" svg:x="1.27cm" svg:y="0.762cm">
          <draw:text-box>
            <text:p text:style-name="P4"><text:span text:style-name="T3">22</text:span><text:span text:style-name="T4">For Jews demand signs and Greeks seek wisdom, </text:span><text:span text:style-name="T3">23</text:span><text:span text:style-name="T4">but we preach Christ crucified, a stumbling block to Jews and folly to Gentile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2" draw:layer="layout" svg:width="25.146cm" svg:height="8.613cm" svg:x="1.27cm" svg:y="0.762cm">
          <draw:text-box>
            <text:p text:style-name="P4"><text:span text:style-name="T3">24</text:span><text:span text:style-name="T4">but to those who are called, both Jews and Greeks, Christ the power of God and the wisdom of God. </text:span><text:span text:style-name="T3">25</text:span><text:span text:style-name="T4">For the foolishness of God is wiser than men, and the weakness of God is stronger than men.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5" draw:layer="layout" svg:width="25.146cm" svg:height="6.263cm" svg:x="1.27cm" svg:y="0.762cm">
          <draw:text-box>
            <text:p text:style-name="P4"><text:span text:style-name="T3">26</text:span><text:span text:style-name="T4">For consider your calling, brothers: not many of you were wise according to worldly standards, not many were powerful, not many were of noble bi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2" draw:layer="layout" svg:width="25.146cm" svg:height="4.76cm" svg:x="1.27cm" svg:y="0.762cm">
          <draw:text-box>
            <text:p text:style-name="P4"><text:span text:style-name="T3">27</text:span><text:span text:style-name="T4">But God chose what is foolish in the world to shame the wise; God chose what is weak in the world to shame the strong;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7" draw:layer="layout" svg:width="25.146cm" svg:height="6.263cm" svg:x="1.27cm" svg:y="0.762cm">
          <draw:text-box>
            <text:p text:style-name="P4"><text:span text:style-name="T3">28</text:span><text:span text:style-name="T4">God chose what is low and despised in the world, even things that are not, to bring to nothing things that are, </text:span><text:span text:style-name="T3">29</text:span><text:span text:style-name="T4">so that no human being might boast in the presence of God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2" draw:layer="layout" svg:width="25.146cm" svg:height="6.263cm" svg:x="1.27cm" svg:y="0.762cm">
          <draw:text-box>
            <text:p text:style-name="P4"><text:span text:style-name="T3">30</text:span><text:span text:style-name="T4">He is the source of your life in Christ Jesus, whom God made our wisdom and our righteousness and sanctification and redemp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" draw:text-style-name="P5" draw:layer="layout" svg:width="25.146cm" svg:height="3.81cm" svg:x="1.27cm" svg:y="1.016cm">
          <draw:text-box>
            <text:p><text:span text:style-name="T3">31</text:span><text:span text:style-name="T4">Therefore, as it is written, “Let the one who boasts, boast in the Lor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31:44.236000000</meta:creation-date>
    <dc:date>2018-03-01T18:48:17.778000000</dc:date>
    <meta:editing-duration>PT5M48S</meta:editing-duration>
    <meta:editing-cycles>6</meta:editing-cycles>
    <meta:generator>LibreOffice/6.0.1.1$Windows_X86_64 LibreOffice_project/60bfb1526849283ce2491346ed2aa51c465abfe6</meta:generator>
    <meta:document-statistic meta:object-count="57"/>
  </office:meta>
</office:document-meta>
</file>